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1f6" officeooo:paragraph-rsid="001721f6"/>
    </style:style>
    <style:style style:name="P2" style:family="paragraph" style:parent-style-name="Standard">
      <style:text-properties officeooo:rsid="00174eb0" officeooo:paragraph-rsid="00174eb0"/>
    </style:style>
    <style:style style:name="P3" style:family="paragraph" style:parent-style-name="Standard">
      <style:text-properties officeooo:rsid="0019b4ae" officeooo:paragraph-rsid="0019b4ae"/>
    </style:style>
    <style:style style:name="P4" style:family="paragraph" style:parent-style-name="Standard">
      <style:text-properties officeooo:rsid="001a567b" officeooo:paragraph-rsid="001a567b"/>
    </style:style>
    <style:style style:name="P5" style:family="paragraph" style:parent-style-name="Standard">
      <style:text-properties officeooo:rsid="001c3975" officeooo:paragraph-rsid="001c3975"/>
    </style:style>
    <style:style style:name="P6" style:family="paragraph" style:parent-style-name="Standard">
      <style:text-properties officeooo:rsid="001d6e87" officeooo:paragraph-rsid="001d6e87"/>
    </style:style>
    <style:style style:name="P7" style:family="paragraph" style:parent-style-name="Standard">
      <style:text-properties officeooo:rsid="001d6e87" officeooo:paragraph-rsid="001c3975"/>
    </style:style>
    <style:style style:name="T1" style:family="text">
      <style:text-properties officeooo:rsid="001c3975"/>
    </style:style>
    <style:style style:name="T2" style:family="text">
      <style:text-properties officeooo:rsid="001d50ba"/>
    </style:style>
    <style:style style:name="T3" style:family="text">
      <style:text-properties officeooo:rsid="001d6e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/* <text:span text:style-name="T3">listar la cantidad de producto vendido con sus respectivos proveedores */</text:span></text:p>
      <text:p text:style-name="P1">select <text:s/>po.nombre as nombre_producto, prov.nombre , sum(od.cantidad) as cantidad</text:p>
      <text:p text:style-name="P1">from detalle_orden as od</text:p>
      <text:p text:style-name="P1">inner join producto as po</text:p>
      <text:p text:style-name="P1">on po.producto_id = od.producto_id</text:p>
      <text:p text:style-name="P1">inner join proveedor as prov</text:p>
      <text:p text:style-name="P1">on po.provider_id = prov.proveedor_id </text:p>
      <text:p text:style-name="P1">group by po.nombre, po.provider_id, prov.nombre</text:p>
      <text:p text:style-name="P1"/>
      <text:p text:style-name="P1"/>
      <text:p text:style-name="P1">/*<text:span text:style-name="T3">listar proveedores y empleados que les vendieron sus productos </text:span>*/</text:p>
      <text:p text:style-name="P1"/>
      <text:p text:style-name="P2">select emp.nombre as empleado, pro.nombre as proveedor, pro.nombre as producto_nombre</text:p>
      <text:p text:style-name="P2">from detalle_orden as od </text:p>
      <text:p text:style-name="P2">inner join orden as ord</text:p>
      <text:p text:style-name="P2">on od.orden_id = ord.orden_id</text:p>
      <text:p text:style-name="P2">inner join empleado as emp</text:p>
      <text:p text:style-name="P2">on emp.emp_id = ord.emp_id</text:p>
      <text:p text:style-name="P2">inner join producto as pro</text:p>
      <text:p text:style-name="P2">on od.producto_id = pro.producto_id</text:p>
      <text:p text:style-name="P2">group by emp.nombre, pro.nombre</text:p>
      <text:p text:style-name="P2"/>
      <text:p text:style-name="P2"/>
      <text:p text:style-name="P2">/*<text:span text:style-name="T3">selecione el nombre y la existencia <text:s/>de productos donde la existencia este entre 40 y 150</text:span> *<text:span text:style-name="T3">/ </text:span></text:p>
      <text:p text:style-name="P2"/>
      <text:p text:style-name="P2">select *</text:p>
      <text:p text:style-name="P2">from producto</text:p>
      <text:p text:style-name="P2">where existencia not between 40 and 50<text:tab/></text:p>
      <text:p text:style-name="P2"/>
      <text:p text:style-name="P2"/>
      <text:p text:style-name="P2">/* <text:span text:style-name="T3">listar cantidad de empleados por sucursal */</text:span></text:p>
      <text:p text:style-name="P2"/>
      <text:p text:style-name="P2">select count(emp), s.nombre</text:p>
      <text:p text:style-name="P2">from empleado as emp</text:p>
      <text:p text:style-name="P2">inner join sucursal as s</text:p>
      <text:p text:style-name="P2">on emp.sucursal_id = s.sucursal_id</text:p>
      <text:p text:style-name="P2">group by s.sucursal_id</text:p>
      <text:p text:style-name="P2"/>
      <text:p text:style-name="P2"/>
      <text:p text:style-name="P3">/* listar el valor de cada orden de compra por empleado */</text:p>
      <text:p text:style-name="P2"/>
      <text:p text:style-name="P3">select emp.nombre, (sum(dor.cantidad) * pro.precio_v) as valor</text:p>
      <text:p text:style-name="P3">from detalle_orden as dor</text:p>
      <text:p text:style-name="P3">inner join orden as ord</text:p>
      <text:p text:style-name="P3">on dor.orden_id = ord.orden_id</text:p>
      <text:p text:style-name="P3">inner join producto as pro</text:p>
      <text:p text:style-name="P3">on dor.producto_id = pro.producto_id</text:p>
      <text:p text:style-name="P3">inner join empleado as emp</text:p>
      <text:p text:style-name="P3">on ord.emp_id = emp.emp_id</text:p>
      <text:p text:style-name="P3">group by pro.precio_v, emp.nombre</text:p>
      <text:p text:style-name="P4">order by valor</text:p>
      <text:p text:style-name="P4"><text:soft-page-break/></text:p>
      <text:p text:style-name="P4">/* <text:span text:style-name="T1">listar los productos vendidos por sucursal */</text:span></text:p>
      <text:p text:style-name="P4"/>
      <text:p text:style-name="P4"/>
      <text:p text:style-name="P5">select DISTINCT suc.nombre, pro.nombre</text:p>
      <text:p text:style-name="P5">from detalle_orden as dor</text:p>
      <text:p text:style-name="P5">inner join orden as ord</text:p>
      <text:p text:style-name="P5">on dor.orden_id = ord.orden_id</text:p>
      <text:p text:style-name="P5">inner join producto as pro</text:p>
      <text:p text:style-name="P5">on dor.producto_id = pro.producto_id</text:p>
      <text:p text:style-name="P5">inner join empleado as emp</text:p>
      <text:p text:style-name="P5">on ord.emp_id = emp.emp_id</text:p>
      <text:p text:style-name="P5">inner join sucursal as suc</text:p>
      <text:p text:style-name="P5">on emp.sucursal_id = suc.sucursal_id</text:p>
      <text:p text:style-name="P5"/>
      <text:p text:style-name="P5"/>
      <text:p text:style-name="P5">/* <text:span text:style-name="T2">listar las ventas por sucursal de la ciudad de cartagena</text:span></text:p>
      <text:p text:style-name="P7"/>
      <text:p text:style-name="P6">select suc.nombre, <text:s/>sum(dor.cantidad * pro.precio_v) as valor</text:p>
      <text:p text:style-name="P6">from detalle_orden as dor</text:p>
      <text:p text:style-name="P6">inner join orden as ord</text:p>
      <text:p text:style-name="P6">on dor.orden_id = ord.orden_id</text:p>
      <text:p text:style-name="P6">inner join producto as pro</text:p>
      <text:p text:style-name="P6">on dor.producto_id = pro.producto_id</text:p>
      <text:p text:style-name="P6">inner join empleado as emp</text:p>
      <text:p text:style-name="P6">on ord.emp_id = emp.emp_id</text:p>
      <text:p text:style-name="P6">inner join sucursal as suc</text:p>
      <text:p text:style-name="P6">on emp.sucursal_id = suc.sucursal_id and <text:s/>suc.ciudad = 'Cartagena'</text:p>
      <text:p text:style-name="P6">group by suc.nomb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58:57.809873155</meta:creation-date>
    <meta:editing-duration>PT19M34S</meta:editing-duration>
    <meta:editing-cycles>3</meta:editing-cycles>
    <meta:generator>LibreOffice/5.1.6.2$Linux_X86_64 LibreOffice_project/10m0$Build-2</meta:generator>
    <dc:date>2018-06-15T11:59:41.621686006</dc:date>
    <meta:document-statistic meta:table-count="0" meta:image-count="0" meta:object-count="0" meta:page-count="2" meta:paragraph-count="62" meta:word-count="332" meta:character-count="2176" meta:non-whitespace-character-count="1898"/>
  </office:meta>
</office:document-meta>
</file>